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5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8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3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5cm" svg:height="0.3cm" svg:x="5.736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2cm" svg:height="0.3cm" svg:x="8.28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7cm" svg:height="0.3cm" svg:x="14.43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10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9.20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1.82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92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85cm" svg:height="0.3cm" svg:x="17.12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cm" svg:x="16.208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5cm" svg:height="0.3cm" svg:x="13.5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14:02.739663064</dc:date>
    <meta:editing-duration>PT1H26M12S</meta:editing-duration>
    <meta:editing-cycles>23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669999999999993">
                <text:p>0.669999999999993</text:p>
              </table:table-cell>
              <table:table-cell office:value-type="float" office:value="16.08">
                <text:p>16.08</text:p>
              </table:table-cell>
              <table:table-cell office:value-type="float" office:value="99.35">
                <text:p>99.35</text:p>
              </table:table-cell>
              <table:table-cell office:value-type="float" office:value="23.08">
                <text:p>23.08</text:p>
              </table:table-cell>
              <table:table-cell office:value-type="float" office:value="24.46">
                <text:p>24.46</text:p>
              </table:table-cell>
              <table:table-cell office:value-type="float" office:value="92.32">
                <text:p>92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1.92">
                <text:p>1.92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9.97">
                <text:p>99.97</text:p>
              </table:table-cell>
              <table:table-cell office:value-type="float" office:value="3.77">
                <text:p>3.77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NaN">
                <text:p>NaN</text:p>
              </table:table-cell>
              <table:table-cell office:value-type="float" office:value="20.2233333333333">
                <text:p>20.2233333333333</text:p>
              </table:table-cell>
              <table:table-cell office:value-type="float" office:value="97.2133333333333">
                <text:p>97.2133333333333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16.01">
                <text:p>16.01</text:p>
              </table:table-cell>
              <table:table-cell office:value-type="float" office:value="98.68">
                <text:p>98.68</text:p>
              </table:table-cell>
              <table:table-cell office:value-type="float" office:value="17.88">
                <text:p>17.88</text:p>
              </table:table-cell>
              <table:table-cell office:value-type="float" office:value="6.70999999999999">
                <text:p>6.70999999999999</text:p>
              </table:table-cell>
              <table:table-cell office:value-type="float" office:value="90.44">
                <text:p>90.4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769999999999993">
                <text:p>0.769999999999993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4.58">
                <text:p>94.58</text:p>
              </table:table-cell>
              <table:table-cell office:value-type="float" office:value="3.16999999999999">
                <text:p>3.16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516666666667">
                <text:p>18.3516666666667</text:p>
              </table:table-cell>
              <table:table-cell office:value-type="float" office:value="94.5666666666667">
                <text:p>94.5666666666667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0.339999999999996">
                <text:p>0.339999999999996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15.75">
                <text:p>15.75</text:p>
              </table:table-cell>
              <table:table-cell office:value-type="float" office:value="94.71">
                <text:p>94.71</text:p>
              </table:table-cell>
              <table:table-cell office:value-type="float" office:value="15.07">
                <text:p>15.07</text:p>
              </table:table-cell>
              <table:table-cell office:value-type="float" office:value="1.25999999999999">
                <text:p>1.25999999999999</text:p>
              </table:table-cell>
              <table:table-cell office:value-type="float" office:value="89.42">
                <text:p>89.4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689999999999991">
                <text:p>0.689999999999991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60.91">
                <text:p>60.91</text:p>
              </table:table-cell>
              <table:table-cell office:value-type="float" office:value="2.53">
                <text:p>2.5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6661111111111">
                <text:p>15.6661111111111</text:p>
              </table:table-cell>
              <table:table-cell office:value-type="float" office:value="81.68">
                <text:p>81.68</text:p>
              </table:table-cell>
            </table:table-row>
            <table:table-row>
              <table:table-cell office:value-type="string">
                <text:p>MPKI=4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15.76">
                <text:p>15.76</text:p>
              </table:table-cell>
              <table:table-cell office:value-type="float" office:value="85.09">
                <text:p>85.09</text:p>
              </table:table-cell>
              <table:table-cell office:value-type="float" office:value="12.81">
                <text:p>12.81</text:p>
              </table:table-cell>
              <table:table-cell office:value-type="float" office:value="0.959999999999994">
                <text:p>0.959999999999994</text:p>
              </table:table-cell>
              <table:table-cell office:value-type="float" office:value="88.78">
                <text:p>88.78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79999999999992">
                <text:p>0.579999999999992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9.11">
                <text:p>9.11</text:p>
              </table:table-cell>
              <table:table-cell office:value-type="float" office:value="2.26">
                <text:p>2.2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0466666666667">
                <text:p>12.0466666666667</text:p>
              </table:table-cell>
              <table:table-cell office:value-type="float" office:value="60.9933333333333">
                <text:p>60.9933333333333</text:p>
              </table:table-cell>
            </table:table-row>
            <table:table-row>
              <table:table-cell office:value-type="string">
                <text:p>MPKI=5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0.1">
                <text:p>0.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15.61">
                <text:p>15.61</text:p>
              </table:table-cell>
              <table:table-cell office:value-type="float" office:value="77.77">
                <text:p>77.77</text:p>
              </table:table-cell>
              <table:table-cell office:value-type="float" office:value="11.59">
                <text:p>11.59</text:p>
              </table:table-cell>
              <table:table-cell office:value-type="float" office:value="0.739999999999996">
                <text:p>0.739999999999996</text:p>
              </table:table-cell>
              <table:table-cell office:value-type="float" office:value="88.39">
                <text:p>88.3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79999999999992">
                <text:p>0.579999999999992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1.05999999999999">
                <text:p>1.05999999999999</text:p>
              </table:table-cell>
              <table:table-cell office:value-type="float" office:value="1.85">
                <text:p>1.8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55">
                <text:p>11.055</text:p>
              </table:table-cell>
              <table:table-cell office:value-type="float" office:value="55.74">
                <text:p>55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